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0E1FFDE3E96.jpg" manifest:media-type="image/jpeg"/>
  <manifest:file-entry manifest:full-path="Pictures/10000201000002000000020046015BBE.png" manifest:media-type="image/png"/>
  <manifest:file-entry manifest:full-path="Pictures/10000000000000CC000000CC141EB8C2.jpg" manifest:media-type="image/jpeg"/>
  <manifest:file-entry manifest:full-path="Pictures/10000201000001D60000011DCD0661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ffffff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7" text:anchor-type="paragraph" svg:x="9.587cm" svg:y="7.497cm" svg:width="4.411cm" svg:height="2.676cm" draw:z-index="2"><draw:image xlink:href="Pictures/10000201000001D60000011DCD0661E6.png" xlink:type="simple" xlink:show="embed" xlink:actuate="onLoad"/></draw:frame><draw:frame draw:style-name="fr1" draw:name="Image5" text:anchor-type="paragraph" svg:x="13.642cm" svg:y="1.499cm" svg:width="2.942cm" svg:height="2.942cm" draw:z-index="1"><draw:image xlink:href="Pictures/10000000000000CC000000CC141EB8C2.jpg" xlink:type="simple" xlink:show="embed" xlink:actuate="onLoad"/></draw:frame><draw:frame draw:style-name="fr1" draw:name="Image1" text:anchor-type="paragraph" svg:x="3.874cm" svg:y="2.316cm" svg:width="1.503cm" svg:height="1.503cm" draw:z-index="0"><draw:image xlink:href="Pictures/10000201000002000000020046015BBE.png" xlink:type="simple" xlink:show="embed" xlink:actuate="onLoad"/></draw:frame><draw:frame draw:style-name="fr1" draw:name="Image6" text:anchor-type="paragraph" svg:x="17.978cm" svg:y="7.318cm" svg:width="2.625cm" svg:height="2.625cm" draw:z-index="22"><draw:image xlink:href="Pictures/10000000000000E1000000E1FFDE3E96.jpg" xlink:type="simple" xlink:show="embed" xlink:actuate="onLoad"/></draw:frame><draw:frame draw:style-name="fr1" draw:name="Image3" text:anchor-type="paragraph" svg:x="17.978cm" svg:y="7.318cm" svg:width="2.625cm" svg:height="2.625cm" draw:z-index="23"><draw:image xlink:href="Pictures/10000000000000E1000000E1FFDE3E96.jpg" xlink:type="simple" xlink:show="embed" xlink:actuate="onLoad"/></draw:frame><draw:custom-shape text:anchor-type="paragraph" draw:z-index="11" draw:style-name="gr3" draw:text-style-name="P4" svg:width="1.479cm" svg:height="1.479cm" svg:x="15.318cm" svg:y="9.096cm"><text:p text:style-name="P3"><text:span text:style-name="T2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3" draw:text-style-name="P4" svg:width="1.479cm" svg:height="1.479cm" svg:x="6.015cm" svg:y="6.253cm"><text:p text:style-name="P3"><text:span text:style-name="T2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3" draw:text-style-name="P4" svg:width="1.479cm" svg:height="1.479cm" svg:x="9.211cm" svg:y="1.446cm"><text:p text:style-name="P3"><text:span text:style-name="T2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style-name="gr2" draw:text-style-name="P2" svg:width="3.043cm" svg:height="0.75cm" svg:x="18.419cm" svg:y="9.941cm"><draw:text-box><text:p><text:span text:style-name="T1">Database</text:span></text:p></draw:text-box></draw:frame><draw:frame text:anchor-type="paragraph" draw:z-index="7" draw:style-name="gr2" draw:text-style-name="P2" svg:width="3.043cm" svg:height="0.75cm" svg:x="3.852cm" svg:y="1.27cm"><draw:text-box><text:p><text:span text:style-name="T1">Sender</text:span></text:p></draw:text-box></draw:frame><draw:frame text:anchor-type="paragraph" draw:z-index="6" draw:style-name="gr2" draw:text-style-name="P2" svg:width="3.043cm" svg:height="0.75cm" svg:x="13.841cm" svg:y="0.806cm"><draw:text-box><text:p><text:span text:style-name="T1">IRC Server</text:span></text:p></draw:text-box></draw:frame><draw:custom-shape text:anchor-type="paragraph" draw:z-index="5" draw:style-name="gr1" svg:width="3.054cm" svg:height="0.618cm" svg:x="14.482cm" svg:y="8.47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4" draw:style-name="gr1" svg:width="6.203cm" svg:height="0.906cm" draw:transform="rotate (-0.685390797258173) translate (5.46805555555556cm 3.96698611111111cm)"><text:p/><draw:enhanced-geometry svg:viewBox="0 0 21600 21600" draw:text-areas="?f5 ?f1 ?f6 ?f3" draw:type="left-right-arrow" draw:modifiers="2509.13259457394 6891.82879377432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3" draw:style-name="gr1" svg:width="7.585cm" svg:height="0.683cm" svg:x="5.904cm" svg:y="2.9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"><draw:frame draw:style-name="fr1" draw:name="Image2" text:anchor-type="paragraph" svg:x="9.587cm" svg:y="7.497cm" svg:width="4.411cm" svg:height="2.676cm" draw:z-index="21"><draw:image xlink:href="Pictures/10000201000001D60000011DCD0661E6.png" xlink:type="simple" xlink:show="embed" xlink:actuate="onLoad"/></draw:frame><draw:frame draw:style-name="fr1" draw:name="Image4" text:anchor-type="paragraph" svg:x="17.978cm" svg:y="7.318cm" svg:width="2.625cm" svg:height="2.625cm" draw:z-index="24"><draw:image xlink:href="Pictures/10000000000000E1000000E1FFDE3E96.jpg" xlink:type="simple" xlink:show="embed" xlink:actuate="onLoad"/></draw:frame><draw:frame draw:style-name="fr1" draw:name="Image8" text:anchor-type="paragraph" svg:x="13.642cm" svg:y="1.499cm" svg:width="2.942cm" svg:height="2.942cm" draw:z-index="25"><draw:image xlink:href="Pictures/10000000000000CC000000CC141EB8C2.jpg" xlink:type="simple" xlink:show="embed" xlink:actuate="onLoad"/></draw:frame><draw:frame draw:style-name="fr1" draw:name="Image9" text:anchor-type="paragraph" svg:x="3.874cm" svg:y="2.316cm" svg:width="1.503cm" svg:height="1.503cm" draw:z-index="26"><draw:image xlink:href="Pictures/10000201000002000000020046015BBE.png" xlink:type="simple" xlink:show="embed" xlink:actuate="onLoad"/></draw:frame><draw:custom-shape text:anchor-type="paragraph" draw:z-index="12" draw:style-name="gr1" svg:width="7.585cm" svg:height="0.683cm" svg:x="5.904cm" svg:y="2.9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style-name="gr1" svg:width="6.203cm" svg:height="0.906cm" draw:transform="rotate (-0.685390797258173) translate (5.46805555555556cm 3.96698611111111cm)"><text:p/><draw:enhanced-geometry svg:viewBox="0 0 21600 21600" draw:text-areas="?f5 ?f1 ?f6 ?f3" draw:type="left-right-arrow" draw:modifiers="2509.13259457394 6891.82879377432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4" draw:style-name="gr1" svg:width="3.054cm" svg:height="0.618cm" svg:x="14.482cm" svg:y="8.47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5" draw:style-name="gr2" draw:text-style-name="P2" svg:width="3.043cm" svg:height="0.75cm" svg:x="13.841cm" svg:y="0.806cm"><draw:text-box><text:p><text:span text:style-name="T1">IRC Server</text:span></text:p></draw:text-box></draw:frame><draw:frame text:anchor-type="paragraph" draw:z-index="16" draw:style-name="gr2" draw:text-style-name="P2" svg:width="3.043cm" svg:height="0.75cm" svg:x="3.852cm" svg:y="1.27cm"><draw:text-box><text:p><text:span text:style-name="T1">Receiver</text:span></text:p></draw:text-box></draw:frame><draw:frame text:anchor-type="paragraph" draw:z-index="17" draw:style-name="gr2" draw:text-style-name="P2" svg:width="3.043cm" svg:height="0.75cm" svg:x="18.419cm" svg:y="9.941cm"><draw:text-box><text:p><text:span text:style-name="T1">Database</text:span></text:p></draw:text-box></draw:frame><draw:custom-shape text:anchor-type="paragraph" draw:z-index="18" draw:style-name="gr3" draw:text-style-name="P4" svg:width="1.479cm" svg:height="1.479cm" svg:x="9.211cm" svg:y="1.446cm"><text:p text:style-name="P3"><text:span text:style-name="T2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3" draw:text-style-name="P4" svg:width="1.479cm" svg:height="1.479cm" svg:x="6.015cm" svg:y="6.253cm"><text:p text:style-name="P3"><text:span text:style-name="T2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3" draw:text-style-name="P4" svg:width="1.479cm" svg:height="1.479cm" svg:x="15.318cm" svg:y="9.096cm"><text:p text:style-name="P3"><text:span text:style-name="T2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0:07:17.444352079</meta:creation-date>
    <dc:date>2015-10-02T10:31:21.368969636</dc:date>
    <meta:editing-duration>PT8M30S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4.2.8.2$Linux_X86_64 LibreOffice_project/420m0$Build-2</meta:generator>
  </office:meta>
</office:document-meta>
</file>